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092640" officeooo:paragraph-rsid="00092640"/>
    </style:style>
    <style:style style:name="P2"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fo:font-style="italic" officeooo:rsid="00092640" officeooo:paragraph-rsid="00092640" style:font-style-asian="italic" style:font-style-complex="italic"/>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fo:font-style="normal" officeooo:rsid="00092640" officeooo:paragraph-rsid="00092640" style:font-style-asian="normal" style:font-style-complex="normal"/>
    </style:style>
    <style:style style:name="P4"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fo:font-style="normal" officeooo:rsid="000b0e3f" officeooo:paragraph-rsid="000b0e3f" style:font-style-asian="normal" style:font-style-complex="normal"/>
    </style:style>
    <style:style style:name="T1" style:family="text">
      <style:text-properties officeooo:rsid="000b0e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rinthians 1:10 – <text:span text:style-name="T1">Divisions</text:span></text:p>
      <text:p text:style-name="P2">10 Now I urge you, brothers and sisters, in the name of our Lord Jesus Christ, that all of you agree in what you say, that there be no divisions among you, and that you be united with the same understanding and the same conviction.</text:p>
      <text:p text:style-name="P3">The church in Corinth, how similar we are. Was the first thing that popped into my mind when I read this verse. The Corinthian church was getting so bad that Paul had to write at least three letters to this church, two of which made it into biblical cannon. This church at the time when Paul was writing this letter were starting to split. Different views on scripture started to divide the church and a spirit of disobedience started to come to fruition. </text:p>
      <text:p text:style-name="P3">This particular part, which Paul brings out at the beginning of the letter, sets the tone for the rest of 1 Corinthians. He stated “let there be no divisions among you”. Some in the church were stating and bragging about who they were following. They were arguing which leader they were following. Paul was clear when He stated and I paraphrase, you were baptized into Christ not any man, follow Christ as the example I have set. We see this many times in our current church. Paul would be shocked to see what the “western church” has become.</text:p>
      <text:p text:style-name="P3">For all of the good that the western church has done, it has incorporated some of the most terrible followings that we have seen. The name it and claim it philosophy is one that comes to the top of my head. Paul in this part of the letter was letting us know as well as the Corinthian church that we should be following sound doctrine...period. Anything else is just fluff and did not ultimately matter. The truth is our churches today spend to much time on the fluff and not enough on the scripture itself. </text:p>
      <text:p text:style-name="P3">While riding home with my friend Eric yesterday, he said something that made me realize why people outside of Christ fall for this Anti-Christ spirit. I knew it before but something click in my head and it all made sense to me. When he was talking about the time he really enjoyed a church, one thing stuck out in my mind. He said the “preacher” did not open the bible and just told stories that were relatable in today’s world.</text:p>
      <text:p text:style-name="P4"><text:soft-page-break/>I have seen these types of “preachers”, and we have all heard them at one point in time. They have books like “Your Best Life Now”, and “The Laws of Prosperity”. They never really get into the scriptures. They may use something like John 3:16 to show how we just need to love one another. But by no means tell someone the truth. That truth is that Jesus Christ came, lived, and died and rose again. The truth is that we will have to endure things on this side of glory, and that we do have an enemy who will stop at nothing from killing us. The truth is the only real way to have peace and joy among that suffering is through Jesus Christ.</text:p>
      <text:p text:style-name="P4">I challenge you this week to make yourself uncomfortable. Go and witness to someone. Go and show them that what we live for is much more important that what the gas prices look like, what we will wear...etc. Talk to them about this man called Jesus and plant that seed, and allow God to work in that spirit and open their eyes to the truth of His Wo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19:44:31.131036665</meta:creation-date>
    <dc:title>Default</dc:title>
    <meta:editing-duration>PT5M43S</meta:editing-duration>
    <meta:editing-cycles>2</meta:editing-cycles>
    <meta:generator>LibreOffice/7.3.3.2$Linux_X86_64 LibreOffice_project/30$Build-2</meta:generator>
    <dc:date>2022-05-21T20:00:54.846953346</dc:date>
    <meta:document-statistic meta:table-count="0" meta:image-count="0" meta:object-count="0" meta:page-count="2" meta:paragraph-count="8" meta:word-count="598" meta:character-count="3186" meta:non-whitespace-character-count="2593"/>
    <meta:template xlink:type="simple" xlink:actuate="onRequest" xlink:title="Default" xlink:href="../../../../../../../home/pastorczo13/Templates/Default1.ott" meta:date="2022-05-21T19:44:30.559944930"/>
  </office:meta>
</office:document-meta>
</file>